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.775cm" fo:margin-left="-0.196cm" table:align="left"/>
    </style:style>
    <style:style style:name="Table2.A" style:family="table-column">
      <style:table-column-properties style:column-width="15.102cm"/>
    </style:style>
    <style:style style:name="Table2.B" style:family="table-column">
      <style:table-column-properties style:column-width="2.672cm"/>
    </style:style>
    <style:style style:name="Table2.A1" style:family="table-cell">
      <style:table-cell-properties style:vertical-align="bottom" fo:padding="0.097cm" fo:border="none"/>
    </style:style>
    <style:style style:name="Table2.B1" style:family="table-cell">
      <style:table-cell-properties fo:padding="0.097cm" fo:border-left="0.05pt solid #000000" fo:border-right="none" fo:border-top="none" fo:border-bottom="none"/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775cm" fo:margin-left="-0.196cm" table:align="left"/>
    </style:style>
    <style:style style:name="Table4.A" style:family="table-column">
      <style:table-column-properties style:column-width="15.102cm"/>
    </style:style>
    <style:style style:name="Table4.B" style:family="table-column">
      <style:table-column-properties style:column-width="2.67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Heading">
      <style:paragraph-properties fo:margin-top="0.42cm" fo:margin-bottom="0.6cm" style:contextual-spacing="false"/>
      <style:text-properties officeooo:paragraph-rsid="0061bcfd"/>
    </style:style>
    <style:style style:name="P2" style:family="paragraph" style:parent-style-name="Standard">
      <style:paragraph-properties fo:text-align="end" style:justify-single-word="false"/>
      <style:text-properties fo:font-weight="bold" officeooo:rsid="00707db7" officeooo:paragraph-rsid="00707db7" style:font-weight-asian="bold" style:font-weight-complex="bold"/>
    </style:style>
    <style:style style:name="P3" style:family="paragraph" style:parent-style-name="Standard">
      <style:text-properties officeooo:paragraph-rsid="00706b97"/>
    </style:style>
    <style:style style:name="P4" style:family="paragraph" style:parent-style-name="Standard">
      <style:text-properties officeooo:rsid="00707db7" officeooo:paragraph-rsid="00707db7"/>
    </style:style>
    <style:style style:name="P5" style:family="paragraph" style:parent-style-name="Standard">
      <style:paragraph-properties fo:text-align="end" style:justify-single-word="false"/>
      <style:text-properties officeooo:rsid="00707db7" officeooo:paragraph-rsid="00707db7"/>
    </style:style>
    <style:style style:name="P6" style:family="paragraph" style:parent-style-name="Table_20_Contents">
      <style:paragraph-properties fo:text-align="end" style:justify-single-word="false"/>
      <style:text-properties officeooo:rsid="00309805" officeooo:paragraph-rsid="00706b97"/>
    </style:style>
    <style:style style:name="P7" style:family="paragraph" style:parent-style-name="Text_20_body">
      <style:paragraph-properties fo:margin-top="0.4cm" fo:margin-bottom="0.201cm" style:contextual-spacing="false" fo:line-height="100%" fo:text-align="justify" style:justify-single-word="false" fo:orphans="2" fo:widows="2"/>
      <style:text-properties officeooo:paragraph-rsid="007cc82d"/>
    </style:style>
    <style:style style:name="P8" style:family="paragraph" style:parent-style-name="Standard">
      <style:text-properties fo:font-size="10pt" officeooo:rsid="0011f207" officeooo:paragraph-rsid="003fa39a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officeooo:rsid="00309805" officeooo:paragraph-rsid="007971dd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fo:font-size="10pt" officeooo:rsid="002fcdee" officeooo:paragraph-rsid="0032a058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  <style:text-properties fo:font-size="10pt" officeooo:paragraph-rsid="007971dd" style:font-size-asian="10pt" style:font-size-complex="10pt"/>
    </style:style>
    <style:style style:name="P12" style:family="paragraph" style:parent-style-name="Text_20_body">
      <style:paragraph-properties fo:margin-top="0cm" fo:margin-bottom="0cm" style:contextual-spacing="false"/>
      <style:text-properties fo:font-size="10pt" officeooo:rsid="008c87a7" officeooo:paragraph-rsid="008c87a7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/>
      <style:text-properties fo:font-size="10pt" officeooo:rsid="008c87a7" officeooo:paragraph-rsid="008d97f4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/>
      <style:text-properties fo:font-size="10pt" officeooo:rsid="008d97f4" officeooo:paragraph-rsid="008d97f4" style:font-size-asian="10pt" style:font-size-complex="10pt"/>
    </style:style>
    <style:style style:name="P15" style:family="paragraph" style:parent-style-name="Standard">
      <style:text-properties fo:font-size="10pt" fo:font-weight="bold" officeooo:paragraph-rsid="003fa39a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ourier New" fo:font-size="10pt" officeooo:rsid="008c87a7" officeooo:paragraph-rsid="008d97f4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8pt" officeooo:rsid="007fc1e4" officeooo:paragraph-rsid="007fc1e4" style:font-size-asian="8pt" style:font-size-complex="8pt"/>
    </style:style>
    <style:style style:name="P18" style:family="paragraph" style:parent-style-name="Heading_20_1">
      <style:paragraph-properties fo:margin-top="0.4cm" fo:margin-bottom="0.199cm" style:contextual-spacing="false" fo:text-align="start" style:justify-single-word="false"/>
      <style:text-properties officeooo:paragraph-rsid="002fbce0"/>
    </style:style>
    <style:style style:name="P19" style:family="paragraph" style:parent-style-name="Heading_20_2">
      <style:text-properties officeooo:paragraph-rsid="002fbce0"/>
    </style:style>
    <style:style style:name="P20" style:family="paragraph" style:parent-style-name="Text_20_body" style:list-style-name="L3">
      <style:paragraph-properties fo:text-align="justify" style:justify-single-word="false"/>
      <style:text-properties fo:font-size="10pt" officeooo:paragraph-rsid="0068fe3a" style:font-size-asian="10pt" style:font-size-complex="10pt"/>
    </style:style>
    <style:style style:name="P21" style:family="paragraph" style:parent-style-name="Text_20_body" style:list-style-name="L3">
      <style:paragraph-properties fo:text-align="justify" style:justify-single-word="false"/>
      <style:text-properties fo:font-size="10pt" officeooo:paragraph-rsid="0086d806" style:font-size-asian="10pt" style:font-size-complex="10pt"/>
    </style:style>
    <style:style style:name="P22" style:family="paragraph" style:parent-style-name="Text_20_body" style:list-style-name="L3">
      <style:paragraph-properties fo:text-align="justify" style:justify-single-word="false"/>
      <style:text-properties fo:font-size="10pt" officeooo:paragraph-rsid="007971dd" style:font-size-asian="10pt" style:font-size-complex="10pt"/>
    </style:style>
    <style:style style:name="P23" style:family="paragraph" style:parent-style-name="Text_20_body" style:list-style-name="L1">
      <style:paragraph-properties fo:text-align="justify" style:justify-single-word="false"/>
      <style:text-properties fo:font-size="10pt" officeooo:paragraph-rsid="00907e14" style:font-size-asian="10pt" style:font-size-complex="10pt"/>
    </style:style>
    <style:style style:name="P24" style:family="paragraph" style:parent-style-name="Text_20_body" style:list-style-name="L1">
      <style:paragraph-properties fo:text-align="justify" style:justify-single-word="false"/>
      <style:text-properties fo:font-size="10pt" officeooo:paragraph-rsid="00aec1d6" style:font-size-asian="10pt" style:font-size-complex="10pt"/>
    </style:style>
    <style:style style:name="P25" style:family="paragraph" style:parent-style-name="Text_20_body">
      <style:paragraph-properties fo:text-align="justify" style:justify-single-word="false"/>
      <style:text-properties fo:font-size="10pt" officeooo:paragraph-rsid="00aca65e" style:font-size-asian="10pt" style:font-size-complex="10pt"/>
    </style:style>
    <style:style style:name="P26" style:family="paragraph" style:parent-style-name="Text_20_body" style:list-style-name="L1">
      <style:paragraph-properties fo:text-align="justify" style:justify-single-word="false"/>
      <style:text-properties fo:font-size="10pt" officeooo:rsid="00826ae5" officeooo:paragraph-rsid="00826ae5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/>
      <style:text-properties fo:font-size="10pt" officeooo:rsid="008c87a7" officeooo:paragraph-rsid="008c87a7" style:font-size-asian="10pt" style:font-size-complex="10pt"/>
    </style:style>
    <style:style style:name="P28" style:family="paragraph" style:parent-style-name="Text_20_body">
      <style:paragraph-properties fo:margin-top="0cm" fo:margin-bottom="0cm" style:contextual-spacing="false"/>
      <style:text-properties fo:font-size="10pt" officeooo:rsid="008d97f4" officeooo:paragraph-rsid="008d97f4" style:font-size-asian="10pt" style:font-size-complex="10pt"/>
    </style:style>
    <style:style style:name="P29" style:family="paragraph" style:parent-style-name="Text_20_body" style:list-style-name="L3">
      <style:paragraph-properties fo:text-align="justify" style:justify-single-word="false"/>
      <style:text-properties style:font-name="Courier New" fo:font-size="10pt" officeooo:paragraph-rsid="0089475d" style:font-size-asian="10pt" style:font-size-complex="10pt"/>
    </style:style>
    <style:style style:name="P30" style:family="paragraph" style:parent-style-name="Text_20_body" style:list-style-name="L2">
      <style:paragraph-properties fo:margin-top="0cm" fo:margin-bottom="0cm" style:contextual-spacing="false"/>
      <style:text-properties officeooo:rsid="00706b97" officeooo:paragraph-rsid="00706b97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309805" officeooo:paragraph-rsid="008d97f4"/>
    </style:style>
    <style:style style:name="T1" style:family="text">
      <style:text-properties officeooo:rsid="0031aeeb"/>
    </style:style>
    <style:style style:name="T2" style:family="text">
      <style:text-properties officeooo:rsid="002fcdee"/>
    </style:style>
    <style:style style:name="T3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61bcfd"/>
    </style:style>
    <style:style style:name="T4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4b6e87"/>
    </style:style>
    <style:style style:name="T5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6d25b8"/>
    </style:style>
    <style:style style:name="T6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6d9aa3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6d9aa3"/>
    </style:style>
    <style:style style:name="T8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6db474"/>
    </style:style>
    <style:style style:name="T9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73bf08"/>
    </style:style>
    <style:style style:name="T10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7971dd"/>
    </style:style>
    <style:style style:name="T11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7cc82d"/>
    </style:style>
    <style:style style:name="T12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95098a"/>
    </style:style>
    <style:style style:name="T13" style:family="text">
      <style:text-properties fo:font-variant="normal" fo:text-transform="none" style:use-window-font-color="true" loext:opacity="0%" style:font-name="Calibri" fo:font-size="11pt" fo:letter-spacing="normal" fo:font-style="normal" fo:font-weight="bold" officeooo:rsid="0061bcfd" style:font-weight-asian="bold" style:font-weight-complex="bold"/>
    </style:style>
    <style:style style:name="T14" style:family="text">
      <style:text-properties fo:font-variant="normal" fo:text-transform="none" style:use-window-font-color="true" loext:opacity="0%" style:font-name="Calibri" fo:font-size="11pt" fo:letter-spacing="normal" fo:font-style="normal" fo:font-weight="bold" officeooo:rsid="006d25b8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font-name="Calibri" fo:font-size="11pt" fo:letter-spacing="normal" fo:font-style="normal" fo:font-weight="bold" officeooo:rsid="006d9aa3" style:font-weight-asian="bold" style:font-weight-complex="bold"/>
    </style:style>
    <style:style style:name="T16" style:family="text">
      <style:text-properties fo:font-variant="normal" fo:text-transform="none" style:use-window-font-color="true" loext:opacity="0%" style:font-name="Calibri" fo:font-size="11pt" fo:letter-spacing="normal" fo:font-style="normal" fo:font-weight="bold" officeooo:rsid="006dd818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font-name="Calibri" fo:font-size="11pt" fo:letter-spacing="normal" fo:font-style="normal" fo:font-weight="bold" officeooo:rsid="007971dd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style:use-window-font-color="true" loext:opacity="0%" style:font-name="Calibri" fo:font-size="11pt" fo:letter-spacing="normal" fo:font-style="normal" fo:font-weight="bold" officeooo:rsid="006d9aa3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font-name="Calibri" fo:font-size="11pt" fo:letter-spacing="normal" fo:font-style="italic" fo:font-weight="normal" officeooo:rsid="006d9aa3" style:font-style-asian="italic" style:font-style-complex="italic"/>
    </style:style>
    <style:style style:name="T20" style:family="text">
      <style:text-properties fo:font-variant="normal" fo:text-transform="none" style:use-window-font-color="true" loext:opacity="0%" style:font-name="Calibri" fo:font-size="11pt" fo:letter-spacing="normal" fo:font-style="italic" fo:font-weight="normal" officeooo:rsid="007971dd" style:font-style-asian="italic" style:font-style-complex="italic"/>
    </style:style>
    <style:style style:name="T21" style:family="text">
      <style:text-properties fo:font-variant="normal" fo:text-transform="none" style:use-window-font-color="true" loext:opacity="0%" style:font-name="Calibri" fo:font-size="11pt" fo:letter-spacing="normal" fo:font-style="italic" fo:font-weight="normal" officeooo:rsid="0095098a" style:font-style-asian="italic" style:font-style-complex="italic"/>
    </style:style>
    <style:style style:name="T22" style:family="text">
      <style:text-properties fo:font-variant="normal" fo:text-transform="none" style:use-window-font-color="true" loext:opacity="0%" style:font-name="Calibri" fo:font-size="11pt" fo:letter-spacing="normal" fo:font-style="italic" fo:font-weight="normal" officeooo:rsid="006dd818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style:use-window-font-color="true" loext:opacity="0%" style:font-name="Calibri" fo:font-size="11pt" fo:letter-spacing="normal" fo:font-style="italic" fo:font-weight="normal" officeooo:rsid="007971dd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style:use-window-font-color="true" loext:opacity="0%" style:font-name="Courier New" fo:font-size="11pt" fo:letter-spacing="normal" fo:font-style="normal" fo:font-weight="normal" officeooo:rsid="0073bf08"/>
    </style:style>
    <style:style style:name="T25" style:family="text">
      <style:text-properties officeooo:rsid="0068fe3a"/>
    </style:style>
    <style:style style:name="T26" style:family="text">
      <style:text-properties officeooo:rsid="0029704f"/>
    </style:style>
    <style:style style:name="T27" style:family="text">
      <style:text-properties officeooo:rsid="002fcf70"/>
    </style:style>
    <style:style style:name="T28" style:family="text">
      <style:text-properties style:font-name="Courier New" officeooo:rsid="0029704f"/>
    </style:style>
    <style:style style:name="T29" style:family="text">
      <style:text-properties style:font-name="Courier New" officeooo:rsid="0068fe3a"/>
    </style:style>
    <style:style style:name="T30" style:family="text">
      <style:text-properties style:font-name="Courier New" officeooo:rsid="007512b9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68fe3a" style:font-style-asian="italic" style:font-style-complex="italic"/>
    </style:style>
    <style:style style:name="T33" style:family="text">
      <style:text-properties fo:font-style="italic" officeooo:rsid="007512b9" style:font-style-asian="italic" style:font-style-complex="italic"/>
    </style:style>
    <style:style style:name="T34" style:family="text">
      <style:text-properties fo:font-style="italic" officeooo:rsid="00888b64" style:font-style-asian="italic" style:font-style-complex="italic"/>
    </style:style>
    <style:style style:name="T35" style:family="text">
      <style:text-properties fo:font-style="italic" officeooo:rsid="008c87a7" style:font-style-asian="italic" style:font-style-complex="italic"/>
    </style:style>
    <style:style style:name="T36" style:family="text">
      <style:text-properties fo:font-style="italic" officeooo:rsid="008fa298" style:font-style-asian="italic" style:font-style-complex="italic"/>
    </style:style>
    <style:style style:name="T37" style:family="text">
      <style:text-properties fo:font-style="italic" officeooo:rsid="0093e0f6" style:font-style-asian="italic" style:font-style-complex="italic"/>
    </style:style>
    <style:style style:name="T38" style:family="text">
      <style:text-properties fo:font-style="italic" officeooo:rsid="009d63ac" style:font-style-asian="italic" style:font-style-complex="italic"/>
    </style:style>
    <style:style style:name="T39" style:family="text">
      <style:text-properties fo:font-style="italic" officeooo:rsid="00a2db1a" style:font-style-asian="italic" style:font-style-complex="italic"/>
    </style:style>
    <style:style style:name="T40" style:family="text">
      <style:text-properties fo:font-style="italic" officeooo:rsid="00aca65e" style:font-style-asian="italic" style:font-style-complex="italic"/>
    </style:style>
    <style:style style:name="T41" style:family="text">
      <style:text-properties fo:font-style="italic" officeooo:rsid="00af2e8b" style:font-style-asian="italic" style:font-style-complex="italic"/>
    </style:style>
    <style:style style:name="T42" style:family="text">
      <style:text-properties officeooo:rsid="006a55db"/>
    </style:style>
    <style:style style:name="T43" style:family="text">
      <style:text-properties officeooo:rsid="006db474"/>
    </style:style>
    <style:style style:name="T44" style:family="text">
      <style:text-properties officeooo:rsid="00706b97"/>
    </style:style>
    <style:style style:name="T45" style:family="text">
      <style:text-properties fo:font-size="7pt" style:font-size-asian="7pt" style:font-size-complex="7pt"/>
    </style:style>
    <style:style style:name="T46" style:family="text">
      <style:text-properties fo:font-size="7pt" officeooo:rsid="0096cd2b" style:font-size-asian="7pt" style:font-size-complex="7pt"/>
    </style:style>
    <style:style style:name="T47" style:family="text">
      <style:text-properties officeooo:rsid="007512b9"/>
    </style:style>
    <style:style style:name="T48" style:family="text">
      <style:text-properties style:font-name="Liberation Serif" officeooo:rsid="007512b9"/>
    </style:style>
    <style:style style:name="T49" style:family="text">
      <style:text-properties officeooo:rsid="007516fe"/>
    </style:style>
    <style:style style:name="T50" style:family="text">
      <style:text-properties officeooo:rsid="0076eb49"/>
    </style:style>
    <style:style style:name="T51" style:family="text">
      <style:text-properties officeooo:rsid="007971dd"/>
    </style:style>
    <style:style style:name="T52" style:family="text">
      <style:text-properties officeooo:rsid="0085ede5"/>
    </style:style>
    <style:style style:name="T53" style:family="text">
      <style:text-properties officeooo:rsid="0086d806"/>
    </style:style>
    <style:style style:name="T54" style:family="text">
      <style:text-properties officeooo:rsid="00888b64"/>
    </style:style>
    <style:style style:name="T55" style:family="text">
      <style:text-properties officeooo:rsid="0089d220"/>
    </style:style>
    <style:style style:name="T56" style:family="text">
      <style:text-properties officeooo:rsid="008c87a7"/>
    </style:style>
    <style:style style:name="T57" style:family="text">
      <style:text-properties officeooo:rsid="008d97f4"/>
    </style:style>
    <style:style style:name="T58" style:family="text">
      <style:text-properties fo:font-weight="bold" officeooo:rsid="008d97f4" style:font-weight-asian="bold" style:font-weight-complex="bold"/>
    </style:style>
    <style:style style:name="T59" style:family="text">
      <style:text-properties fo:font-weight="bold" officeooo:rsid="003a5a94" style:font-weight-asian="bold" style:font-weight-complex="bold"/>
    </style:style>
    <style:style style:name="T60" style:family="text">
      <style:text-properties fo:font-weight="bold" officeooo:rsid="00a57a37" style:font-weight-asian="bold" style:font-weight-complex="bold"/>
    </style:style>
    <style:style style:name="T61" style:family="text">
      <style:text-properties fo:font-weight="normal" officeooo:rsid="008d97f4" style:font-weight-asian="normal" style:font-weight-complex="normal"/>
    </style:style>
    <style:style style:name="T62" style:family="text">
      <style:text-properties officeooo:rsid="008fa298"/>
    </style:style>
    <style:style style:name="T63" style:family="text">
      <style:text-properties officeooo:rsid="000f7751"/>
    </style:style>
    <style:style style:name="T64" style:family="text">
      <style:text-properties officeooo:rsid="003a0441"/>
    </style:style>
    <style:style style:name="T65" style:family="text">
      <style:text-properties officeooo:rsid="003a5a94"/>
    </style:style>
    <style:style style:name="T66" style:family="text">
      <style:text-properties officeooo:rsid="0053df36"/>
    </style:style>
    <style:style style:name="T67" style:family="text">
      <style:text-properties officeooo:rsid="003c8df5"/>
    </style:style>
    <style:style style:name="T68" style:family="text">
      <style:text-properties officeooo:rsid="00907e14"/>
    </style:style>
    <style:style style:name="T69" style:family="text">
      <style:text-properties officeooo:rsid="00909a71"/>
    </style:style>
    <style:style style:name="T70" style:family="text">
      <style:text-properties officeooo:rsid="0093e0f6"/>
    </style:style>
    <style:style style:name="T71" style:family="text">
      <style:text-properties officeooo:rsid="009451d6"/>
    </style:style>
    <style:style style:name="T72" style:family="text">
      <style:text-properties officeooo:rsid="0094f96e"/>
    </style:style>
    <style:style style:name="T73" style:family="text">
      <style:text-properties officeooo:rsid="0096cd2b"/>
    </style:style>
    <style:style style:name="T74" style:family="text">
      <style:text-properties officeooo:rsid="009bf01c"/>
    </style:style>
    <style:style style:name="T75" style:family="text">
      <style:text-properties officeooo:rsid="009d63ac"/>
    </style:style>
    <style:style style:name="T76" style:family="text">
      <style:text-properties officeooo:rsid="00a2db1a"/>
    </style:style>
    <style:style style:name="T77" style:family="text">
      <style:text-properties officeooo:rsid="00a57a37"/>
    </style:style>
    <style:style style:name="T78" style:family="text">
      <style:text-properties officeooo:rsid="00a8066d"/>
    </style:style>
    <style:style style:name="T79" style:family="text">
      <style:text-properties officeooo:rsid="00abee82"/>
    </style:style>
    <style:style style:name="T80" style:family="text">
      <style:text-properties officeooo:rsid="00aca65e"/>
    </style:style>
    <style:style style:name="T81" style:family="text">
      <style:text-properties officeooo:rsid="00af2e8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4A00EZ61-30<text:span text:style-name="T52">10</text:span>/30<text:span text:style-name="T52">11</text:span> Frontend-kehitys, <text:span text:style-name="T2">React-osuus </text:span></text:h>
      <text:h text:style-name="P19" text:outline-level="2"><text:span text:style-name="T1">H</text:span>arjoitus <text:span text:style-name="T47">5</text:span></text:h>
      <text:p text:style-name="Text_20_body"/>
      <text:p text:style-name="P10">P<text:span text:style-name="T64">alautusohjeiden noudattamattomuus j</text:span>ohtaa XP-vähennyksiin tai siihen, ettei harjoitusta tarkasteta ensinkään.<text:span text:style-name="T65"> </text:span><text:span text:style-name="T66"><text:s/></text:span><text:span text:style-name="T67">Muista noudatettava palautuspolitiikka: </text:span><text:span text:style-name="T65">Moodle-palautus sulkeutuu deadlinen koittaessa</text:span><text:span text:style-name="T67">, minkä j</text:span><text:span text:style-name="T65">älkeen palautusta ei oteta vastaan, ellei asiasta ole sovittu </text:span><text:span text:style-name="T59">etukäteen</text:span><text:span text:style-name="T65">.</text:span></text:p>
      <text:p text:style-name="P8"/>
      <text:p text:style-name="P15">a)</text:p>
      <text:list text:style-name="L3">
        <text:list-header>
          <text:p text:style-name="P20"><text:span text:style-name="T63">Luo uusi</text:span><text:span text:style-name="T25"> Vite-pohjainen React-projekti</text:span><text:span text:style-name="T63"> </text:span><text:span text:style-name="T25">nimeltä </text:span><text:span text:style-name="T32">h</text:span><text:span text:style-name="T33">5</text:span><text:span text:style-name="T25"> </text:span><text:span text:style-name="T27">tavanomaiseen </text:span><text:span text:style-name="T25">tapaan</text:span><text:span text:style-name="T26"> komennolla </text:span></text:p>
          <text:p text:style-name="P21"><text:span text:style-name="T28">np</text:span><text:span text:style-name="T29">m create vite@latest h</text:span><text:span text:style-name="T30">5</text:span><text:span text:style-name="T28"> </text:span><text:span text:style-name="T29">-- --template </text:span><text:span text:style-name="T28">react</text:span><text:span text:style-name="T48">. </text:span></text:p>
          <text:p text:style-name="P21"><text:span text:style-name="T53">Käynnistä </text:span><text:span text:style-name="T60">uusin versio</text:span><text:span text:style-name="T77"> (lataa Moodlesta harjoitustyön palautuspaikasta) </text:span><text:span text:style-name="T53">harjoitustyössä käytettävä</text:span><text:span text:style-name="T77">stä</text:span><text:span text:style-name="T53"> palveli</text:span><text:span text:style-name="T77">mesta</text:span><text:span text:style-name="T53"> </text:span>port<text:span text:style-name="T53">tiin</text:span> 3010 <text:span text:style-name="T53">käyttäen tietokannan</text:span> <text:span text:style-name="T53">oletussisältöä ajamalla</text:span> <text:span text:style-name="T53">serverin sisältävässä hakemistossa esimerkiksi komento</text:span></text:p>
          <text:p text:style-name="P29">n<text:span text:style-name="T53">ode</text:span> server.<text:span text:style-name="T53">js</text:span> -<text:span text:style-name="T53">ivp=3010</text:span><text:span text:style-name="T48">.</text:span></text:p>
          <text:p text:style-name="P22"><text:span text:style-name="T47">M</text:span><text:span text:style-name="T25">uokkaa/lisää </text:span><text:span text:style-name="T34">h5</text:span><text:span text:style-name="T54">-Vite-projektiin </text:span><text:span text:style-name="T25">tiedostoja (</text:span><text:span text:style-name="T49">ja </text:span><text:span text:style-name="T25">tarvittaessa ulko</text:span><text:span text:style-name="T49">i</text:span><text:span text:style-name="T25">sia kirjastoriippuvuuksia, </text:span><text:span text:style-name="T54">mutta pitäisi selvitä ilmankin</text:span><text:span text:style-name="T25">) </text:span><text:span text:style-name="T49">toteuttaen taulukon vaatimukset.</text:span><text:span text:style-name="T50"> </text:span><text:span text:style-name="T54">Harjoitustyöpalvelimen hallinnoiman </text:span><text:span text:style-name="T78">SQLite-</text:span><text:span text:style-name="T54">tietokannan tulee </text:span><text:span text:style-name="T51">toimia tallennuspaikkana/tietovarantona kaikelle </text:span><text:span text:style-name="T54">tallennettavalle </text:span><text:span text:style-name="T51">datalle, ja </text:span><text:span text:style-name="T54">React-</text:span><text:span text:style-name="T51">sovelluksen (jota ajetaan </text:span><text:span text:style-name="T78">harjoitustyöpalvelimen kanssa </text:span><text:span text:style-name="T51">paikallisesti samalla </text:span>tietokoneella<text:span text:style-name="T51"> </text:span><text:span text:style-name="T78">totutusti </text:span><text:span text:style-name="T51">kehityspalvelimella</text:span>) pitää käyttää <text:span text:style-name="T54">palvelimen</text:span> tarjoamaa APIa tietojen tallennukseen ja lukemiseen.</text:p>
        </text:list-header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Toteuta <text:span text:style-name="T51">React-pohjainen web-</text:span>käyttöliittymä, jonka kautta käyttäjä voi</text:p>
          </table:table-cell>
          <table:table-cell table:style-name="Table2.B1" office:value-type="string">
            <text:p text:style-name="P17">(älä täytä <text:span text:style-name="T55">tätä saraketta – se on tarkastajaa varten</text:span>)</text:p>
          </table:table-cell>
        </table:table-row>
        <table:table-row>
          <table:table-cell table:style-name="Table2.A2" office:value-type="string">
            <text:list text:style-name="L1">
              <text:list-item>
                <text:p text:style-name="P23">listata <text:span text:style-name="T56">kuvaavasti nimettyä painiketta painamalla </text:span>kaiki<text:span text:style-name="T56">sta APIn kautta saatavilla olevista</text:span> <text:span text:style-name="T35">taskeista</text:span><text:span text:style-name="T56"> niiden </text:span><text:span text:style-name="T35">id</text:span><text:span text:style-name="T56">:t, nimet (”</text:span><text:span text:style-name="T35">name</text:span><text:span text:style-name="T56">”) ja lisätiedot (”additional_data”)</text:span><text:span text:style-name="T62">*</text:span><text:span text:style-name="T56">,</text:span></text:p>
              </text:list-item>
            </text:list>
          </table:table-cell>
          <table:table-cell table:style-name="Table2.B2" office:value-type="string">
            <text:p text:style-name="P9"><text:span text:style-name="T42">/</text:span><text:span text:style-name="T51">2</text:span> XP</text:p>
          </table:table-cell>
        </table:table-row>
        <table:table-row>
          <table:table-cell table:style-name="Table2.A3" office:value-type="string">
            <text:list text:continue-numbering="true" text:style-name="L1">
              <text:list-item>
                <text:p text:style-name="P24">lisätä yksi kerrallaan <text:span text:style-name="T62">APIn kautta </text:span><text:span text:style-name="T80">tietokantaan </text:span><text:span text:style-name="T62">uusia </text:span><text:span text:style-name="T36">taskeja </text:span><text:span text:style-name="T62">vapaasti itse määrittämillään nimillä ja lisätiedoilla </text:span><text:span text:style-name="T80">** – </text:span><text:span text:style-name="T76">mutta jättäen </text:span><text:span text:style-name="T81">näiden uusien </text:span><text:span text:style-name="T41">taskien</text:span><text:span text:style-name="T76"> </text:span><text:span text:style-name="T39">tagit</text:span><text:span text:style-name="T76"> määrittelemättä </text:span><text:span text:style-name="T80">–</text:span><text:span text:style-name="T62"> siten, että tiedot tallentuvat oikein </text:span><text:span text:style-name="T70">ja</text:span></text:p>
              </text:list-item>
            </text:list>
          </table:table-cell>
          <table:table-cell table:style-name="Table2.B3" office:value-type="string">
            <text:p text:style-name="P9"><text:span text:style-name="T42">/</text:span><text:span text:style-name="T51">2</text:span> XP</text:p>
          </table:table-cell>
        </table:table-row>
        <table:table-row>
          <table:table-cell table:style-name="Table2.A3" office:value-type="string">
            <text:list text:continue-numbering="true" text:style-name="L1">
              <text:list-item>
                <text:p text:style-name="P26">listata <text:span text:style-name="T70">eri listaan – joka on visuaalisesti selvästi erillään aiemmin kuvatusta listasta – kaikkien niiden taskien, joihin liittyy tagi </text:span><text:span text:style-name="T37">foo</text:span><text:span text:style-name="T70">, nimet</text:span>. <text:span text:style-name="T75">(Tätä varten pitää selvittää, mikä on </text:span><text:span text:style-name="T38">foo</text:span><text:span text:style-name="T75">-tagin id.)</text:span> <text:span text:style-name="T76">Riittää, että t</text:span><text:span text:style-name="T72">ämä</text:span><text:span text:style-name="T76">n</text:span><text:span text:style-name="T72"> lista</text:span><text:span text:style-name="T76">n</text:span><text:span text:style-name="T72"> </text:span><text:span text:style-name="T76">tiedot </text:span><text:span text:style-name="T72">päivitty</text:span><text:span text:style-name="T76">vät</text:span><text:span text:style-name="T72"> </text:span><text:span text:style-name="T76">sovelluksen käynnistyessä, koska sovelluksen itse ei tulisi tilannetta muuttaa.</text:span></text:p>
              </text:list-item>
            </text:list>
          </table:table-cell>
          <table:table-cell table:style-name="Table2.B3" office:value-type="string">
            <text:p text:style-name="P9"><text:span text:style-name="T42">/</text:span><text:span text:style-name="T71">2</text:span> XP</text:p>
          </table:table-cell>
        </table:table-row>
      </table:table>
      <text:p text:style-name="P12"/>
      <text:p text:style-name="P12">* <text:span text:style-name="T69">Lista päivitetään (vanha lista korvataan uudella) joka kerta, kun </text:span><text:span text:style-name="T68">käyttäjä vain nappia paina</text:span><text:span text:style-name="T69">a</text:span><text:span text:style-name="T68">. </text:span>Kunkin <text:span text:style-name="T31">taskin</text:span> tiedot <text:span text:style-name="T68">tulee listata</text:span> omalle rivilleen <text:span text:style-name="T57">jotensakin </text:span>tähän tyyliin:</text:p>
      <text:p text:style-name="P16"><text:span text:style-name="T57">id: </text:span><text:span text:style-name="T58">1</text:span><text:span text:style-name="T57">; </text:span><text:span text:style-name="T61">nimi</text:span><text:span text:style-name="T57">: </text:span><text:span text:style-name="T58">possutaski</text:span><text:span text:style-name="T57">; lisätiedot: </text:span><text:span text:style-name="T58">miumiu</text:span></text:p>
      <text:p text:style-name="P16"><text:span text:style-name="T57">id: </text:span><text:span text:style-name="T58">2</text:span><text:span text:style-name="T57">; nimi: </text:span><text:span text:style-name="T58">kissataski</text:span><text:span text:style-name="T57">; lisätiedot: </text:span><text:span text:style-name="T58">mäymäy</text:span></text:p>
      <text:p text:style-name="P13">…</text:p>
      <text:p text:style-name="P14"><text:span text:style-name="T68">Varsinaiset APIsta luetut arvot tulee esittää lihavoituina. Muuten formatoinnissa s</text:span>aa käyttää vapaasti suomea tai englantia, erilaisia erotinmerkkejä jne., mutta tulee olla <text:span text:style-name="T79">erinomaisen </text:span>selvää, mikä tieto on mikäkin.</text:p>
      <text:p text:style-name="P14"/>
      <text:p text:style-name="P25"><text:span text:style-name="T80">** K</text:span><text:span text:style-name="T74">äytä kahta teksti-inputia ja </text:span><text:span text:style-name="T80">yhtä </text:span><text:span text:style-name="T74">lisää-painiketta, </text:span><text:span text:style-name="T80">jonka on hyvä myös päivittää ensimmäisen kohdan vaatima listaus uuden </text:span><text:span text:style-name="T40">taskin</text:span><text:span text:style-name="T80"> lisäämisen yhteydessä.</text:span></text:p>
      <text:p text:style-name="P31"><text:soft-page-break/></text:p>
      <text:p text:style-name="P1">Palautu<text:span text:style-name="T43">s – harjoitellaan </text:span><text:span text:style-name="T51">edelleen </text:span><text:span text:style-name="T43">tapaa, jolla harjoitustyö tullaan palauttamaan</text:span></text:p>
      <text:p text:style-name="P7"><text:span text:style-name="T5">Sisällytä </text:span><text:span text:style-name="T14">tämä ohjetiedosto</text:span><text:span text:style-name="T5"> </text:span><text:span text:style-name="T4">(tällä nimellä ja tiedostotyypillä)</text:span><text:span text:style-name="T5"> projektihakemiston juureen. </text:span><text:span text:style-name="T3">Palauta </text:span><text:span text:style-name="T8">tämän tehtävän </text:span><text:span text:style-name="T3">Moodle-palautusalueelle </text:span><text:span text:style-name="T13">zip-paketti</text:span><text:span text:style-name="T16"> </text:span><text:span text:style-name="T22">h</text:span><text:span text:style-name="T23">5</text:span><text:span text:style-name="T22">.zip</text:span><text:span text:style-name="T3">, joka sisältää </text:span><text:span text:style-name="Default_20_Paragraph_20_Font"><text:span text:style-name="T17">projektihakemiston</text:span></text:span><text:span text:style-name="Default_20_Paragraph_20_Font"><text:span text:style-name="T18"> </text:span></text:span><text:span text:style-name="Default_20_Paragraph_20_Font"><text:span text:style-name="T15">sisällön</text:span></text:span><text:span text:style-name="Default_20_Paragraph_20_Font"><text:span text:style-name="T6"> oleellisin osin</text:span></text:span><text:span text:style-name="T3">.</text:span><text:span text:style-name="T11"> (Tämä ohjetiedosto on oleellista sisältöä – o</text:span><text:span text:style-name="T7">leelliseksi sisällöksi voi laskea kaiken muun paitsi </text:span><text:span text:style-name="T19">node_modules</text:span><text:span text:style-name="T7">in ja mahdollisen </text:span><text:span text:style-name="T21">dist</text:span><text:span text:style-name="T12">-</text:span><text:span text:style-name="T7">hakemiston, joita ei </text:span><text:span text:style-name="T8">saa</text:span><text:span text:style-name="T7"> sisällyttää palautuspakettiin.</text:span><text:span text:style-name="T9"> </text:span><text:span text:style-name="T11">Kokorajoitus paketille on 5 MB.) </text:span><text:span text:style-name="T7">Huomaa, että tarkoitus ei ole pakata </text:span><text:span text:style-name="T10">koko projekti</text:span><text:span text:style-name="T7">hakemistoa </text:span><text:span text:style-name="T8">sellaisenaan</text:span><text:span text:style-name="T7">, vaan tosiaan valita oleellinen sisältö pakattavaksi niin, että kun </text:span><text:span text:style-name="T20">h5.</text:span><text:span text:style-name="T19">zip</text:span><text:span text:style-name="T7"> puretaan hakemistoon, hakemisto toimii suoraan projektihakemistona, jonka juuresta löytyy esim. tämä dokumentti, </text:span><text:span text:style-name="T19">src</text:span><text:span text:style-name="T7">-alihakemisto ja </text:span><text:span text:style-name="T12">oleelliset konfiguraatiotiedostot (jotka sisältävät asianmukaisesti riippuvuustiedot)</text:span><text:span text:style-name="T9">, ja testaamisen kehityspalvelimella tulee onnistua, kun </text:span><text:span text:style-name="T10">tässä </text:span><text:span text:style-name="T9">hakemistossa on ajettu </text:span><text:span text:style-name="T24">npm install</text:span><text:span text:style-name="T7">.</text:span><text:span text:style-name="T8">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text:style-name="L2">
              <text:list-item>
                <text:p text:style-name="P30">Palautus on tehty oikein</text:p>
              </text:list-item>
            </text:list>
          </table:table-cell>
          <table:table-cell table:style-name="Table4.B1" office:value-type="string">
            <text:p text:style-name="P6"><text:span text:style-name="T42">/</text:span><text:span text:style-name="T44">1</text:span> XP</text:p>
          </table:table-cell>
        </table:table-row>
      </table:table>
      <text:p text:style-name="P3"/>
      <text:p text:style-name="P4"><text:tab/><text:tab/><text:tab/><text:tab/><text:tab/><text:tab/><text:tab/><text:tab/></text:p>
      <text:p text:style-name="P5"><text:tab/><text:tab/><text:tab/><text:tab/><text:tab/><text:tab/><text:span text:style-name="T45">(</text:span><text:span text:style-name="T46">tarkas</text:span><text:span text:style-name="T45">tajaa varten, älä täydennä)</text:span></text:p>
      <text:p text:style-name="P2">Yhteensä: /<text:span text:style-name="T73">7</text:span> X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, sans-serif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fi" fo:country="FI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i" fo:country="FI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*, †, ‡, §, **, ††, ...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7T22:51:24.180000000</dc:date>
    <dc:creator>Teemu J. Heinimäki</dc:creator>
    <meta:editing-duration>PT16H20M43S</meta:editing-duration>
    <meta:editing-cycles>137</meta:editing-cycles>
    <meta:generator>LibreOffice/24.2.7.2$Windows_x86 LibreOffice_project/ee3885777aa7032db5a9b65deec9457448a91162</meta:generator>
    <meta:document-statistic meta:table-count="2" meta:image-count="0" meta:object-count="0" meta:page-count="2" meta:paragraph-count="30" meta:word-count="434" meta:character-count="3787" meta:non-whitespace-character-count="3361"/>
  </office:meta>
</office:document-meta>
</file>